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?xml version="1.1" encoding="utf-8"?&gt;</text:p>
      <text:p text:style-name="Standard">&lt;datos xmlns:pro="http://example.com/proxectos" xmlns:emp="http://example.com/empregados"&gt;</text:p>
      <text:p text:style-name="Standard"><text:s text:c="4"/>&lt;pro:proxectos&gt;</text:p>
      <text:p text:style-name="Standard"><text:s text:c="8"/>&lt;pro:proxecto&gt;</text:p>
      <text:p text:style-name="Standard"><text:s text:c="12"/>&lt;pro:id&gt;PJ001&lt;/pro:id&gt;</text:p>
      <text:p text:style-name="Standard"><text:s text:c="12"/>&lt;pro:nome&gt;Sistema de Xestión&lt;/pro:nome&gt;</text:p>
      <text:p text:style-name="Standard"><text:s text:c="12"/>&lt;pro:data_inicio&gt;2023-05-01&lt;/pro:data_inicio&gt;</text:p>
      <text:p text:style-name="Standard"><text:s text:c="12"/>&lt;pro:data_fin&gt;2024-01-15&lt;/pro:data_fin&gt;</text:p>
      <text:p text:style-name="Standard"><text:s text:c="8"/>&lt;/pro:proxecto&gt;</text:p>
      <text:p text:style-name="Standard"><text:s text:c="8"/>&lt;pro:proxecto&gt;</text:p>
      <text:p text:style-name="Standard"><text:s text:c="12"/>&lt;pro:id&gt;PJ002&lt;/pro:id&gt;</text:p>
      <text:p text:style-name="Standard"><text:s text:c="12"/>&lt;pro:nome&gt;Aplicación Móbil&lt;/pro:nome&gt;</text:p>
      <text:p text:style-name="Standard"><text:s text:c="12"/>&lt;pro:data_inicio&gt;2023-07-20&lt;/pro:data_inicio&gt;</text:p>
      <text:p text:style-name="Standard"><text:s text:c="12"/>&lt;pro:data_fin&gt;2024-03-30&lt;/pro:data_fin&gt;</text:p>
      <text:p text:style-name="Standard"><text:s text:c="8"/>&lt;/pro:proxecto&gt;</text:p>
      <text:p text:style-name="Standard"><text:s text:c="4"/>&lt;/pro:proxectos&gt;</text:p>
      <text:p text:style-name="Standard"/>
      <text:p text:style-name="Standard"><text:s text:c="4"/>&lt;emp:empregados&gt;</text:p>
      <text:p text:style-name="Standard"><text:s text:c="8"/>&lt;emp:empregado&gt;</text:p>
      <text:p text:style-name="Standard"><text:s text:c="12"/>&lt;emp:id&gt;EMP001&lt;/emp:id&gt;</text:p>
      <text:p text:style-name="Standard"><text:s text:c="12"/>&lt;emp:nome&gt;Antón López&lt;/emp:nome&gt;</text:p>
      <text:p text:style-name="Standard"><text:s text:c="12"/>&lt;emp:departamento&gt;Desenvolvemento&lt;/emp:departamento&gt;</text:p>
      <text:p text:style-name="Standard"><text:s text:c="8"/>&lt;/emp:empregado&gt;</text:p>
      <text:p text:style-name="Standard"><text:s text:c="8"/>&lt;emp:empregado&gt;</text:p>
      <text:p text:style-name="Standard"><text:s text:c="12"/>&lt;emp:id&gt;EMP002&lt;/emp:id&gt;</text:p>
      <text:p text:style-name="Standard"><text:s text:c="12"/>&lt;emp:nome&gt;María González&lt;/emp:nome&gt;</text:p>
      <text:p text:style-name="Standard"><text:s text:c="12"/>&lt;emp:departamento&gt;Deseño&lt;/emp:departamento&gt;</text:p>
      <text:p text:style-name="Standard"><text:s text:c="8"/>&lt;/emp:empregado&gt;</text:p>
      <text:p text:style-name="Standard"><text:s text:c="4"/>&lt;/emp:empregados&gt;</text:p>
      <text:p text:style-name="Standard">&lt;/datos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6:45:29.012311515</meta:creation-date>
    <dc:date>2024-09-30T16:45:59.544737831</dc:date>
    <meta:editing-duration>PT31S</meta:editing-duration>
    <meta:editing-cycles>1</meta:editing-cycles>
    <meta:document-statistic meta:table-count="0" meta:image-count="0" meta:object-count="0" meta:page-count="1" meta:paragraph-count="29" meta:word-count="38" meta:character-count="1064" meta:non-whitespace-character-count="807"/>
    <meta:generator>LibreOffice/7.3.7.2$Linux_X86_64 LibreOffice_project/30$Build-2</meta:generator>
  </office:meta>
</office:document-meta>
</file>